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Standard">
      <style:paragraph-properties style:page-number="auto"/>
      <style:text-properties fo:font-size="10.5pt" style:font-size-asian="10.5pt" style:font-size-complex="10.5pt"/>
    </style:style>
    <style:style style:name="T1" style:family="text">
      <style:text-properties fo:language="en" fo:country="US"/>
    </style:style>
    <style:style style:name="T2" style:family="text">
      <style:text-properties fo:language="en" fo:country="US" officeooo:rsid="0013f65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la persona que admiro es a mi prima Andrea, por ser una persona que siempre busca lo mejor de todas las personas, por ser una persona creativa que sin importar las circunstancias siempre ayuda a los demás con algo que no puedan realizar, también la admiro por ser la persona que me ayudado a orientado a escoger lo mejor para mí, entorno a la parte académica. Además de ser una persona honesta y amigable con los demás, siempre dice la verdad de lo que piensa viendo que es lo correcto para las situaciones en las que se presenta. También admiro que sea una persona paciente, que sin importar la dificultad a las que se enfrenta siempre mantiene la calma y busca la mejor solución. Y son estas algunas de las razones por las que admiro a mi prima y por eso y por muchas cosas más la quiero. </text:p>
      <text:p text:style-name="Standard"/>
      <text:p text:style-name="Standard"><text:span text:style-name="T1">The person I admire is my cousin Andrea, for being a person who always seeks the best of all people, for being a creative person who, regardless of the circumstances, always helps others with something they can not do, I also admire for being the person that helped me oriented to choose the best for me, around the academic part. In addition to being an honest and friendly person with others, he always tells the truth of what he thinks, seeing that it is the right thing to do in the situations in which he presents himself. I also admire that </text:span><text:span text:style-name="T2">s</text:span><text:span text:style-name="T1">he is a patient person, that regardless of the difficulty he faces, he always remains calm and seeks the best solution. And these are some of the reasons why I admire my cousin and for that and for many other things I love 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H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H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iro Sierra</meta:initial-creator>
    <meta:editing-cycles>3</meta:editing-cycles>
    <meta:creation-date>2019-04-24T00:25:00</meta:creation-date>
    <dc:date>2019-04-30T10:43:49.527116462</dc:date>
    <meta:editing-duration>PT40M29S</meta:editing-duration>
    <meta:generator>LibreOffice/6.0.3.2$Linux_X86_64 LibreOffice_project/00m0$Build-2</meta:generator>
    <meta:document-statistic meta:table-count="0" meta:image-count="0" meta:object-count="0" meta:page-count="1" meta:paragraph-count="2" meta:word-count="294" meta:character-count="1568" meta:non-whitespace-character-count="1275"/>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